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2" style:family="graphic" style:parent-style-name="standard">
      <style:graphic-properties svg:stroke-color="#000000" draw:fill-color="#94bd5e" draw:textarea-horizontal-align="justify" draw:textarea-vertical-align="middle" draw:auto-grow-height="false" fo:min-height="1.55cm" fo:min-width="2.908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3.9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1.8cm"/>
    </style:style>
    <style:style style:name="gr6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7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315cm"/>
    </style:style>
    <style:style style:name="gr10" style:family="graphic" style:parent-style-name="standard">
      <style:graphic-properties svg:stroke-color="#000000" draw:fill-color="#94bd5e" draw:textarea-horizontal-align="justify" draw:textarea-vertical-align="middle" draw:auto-grow-height="false" fo:min-height="0.98cm" fo:min-width="2.178cm"/>
    </style:style>
    <style:style style:name="gr11" style:family="graphic" style:parent-style-name="objectwithoutfill">
      <style:graphic-properties draw:fill="none" draw:fill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cm" fo:min-width="0.41cm"/>
    </style:style>
    <style:style style:name="gr14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4.5cm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16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4" style:family="paragraph">
      <loext:graphic-properties draw:fill-color="#94bd5e"/>
      <style:paragraph-properties fo:text-align="center"/>
    </style:style>
    <style:style style:name="P5" style:family="paragraph">
      <loext:graphic-properties draw:fill="none" draw:fill-color="#0084d1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18pt" style:font-size-complex="18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0084d1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9cm" svg:height="0.432cm" svg:x="3.88cm" svg:y="4.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5.6cm" svg:height="1.8cm" svg:x="1.88cm" svg:y="6.132cm">
          <text:p text:style-name="P1"><text:span text:style-name="T1">FU</text:span><text:span text:style-name="T1">NC</text:span><text:span text:style-name="T1">TIO</text:span><text:span text:style-name="T1">N </text:span><text:span text:style-name="T1">INP</text:span><text:span text:style-name="T1">UT:</text:span></text:p>
          <text:p text:style-name="P1"><text:span text:style-name="T1">Pat</text:span><text:span text:style-name="T1">h to </text:span><text:span text:style-name="T1">defa</text:span><text:span text:style-name="T1">ult </text:span><text:span text:style-name="T1">Gnu</text:span><text:span text:style-name="T1">PG </text:span></text:p>
          <text:p text:style-name="P1"><text:span text:style-name="T1">rev</text:span><text:span text:style-name="T1">ocat</text:span><text:span text:style-name="T1">ion </text:span><text:span text:style-name="T1">cert</text:span><text:span text:style-name="T1">ifica</text:span><text:span text:style-name="T1">te </text:span><text:span text:style-name="T1">dire</text:span><text:span text:style-name="T1">ctor</text:span><text:span text:style-name="T1">y</text:span></text:p>
          <text:p text:style-name="P1"><text:span text:style-name="T1">path </text:span><text:span text:style-name="T1">to </text:span><text:span text:style-name="T1">syn’</text:span><text:span text:style-name="T1">d </text:span><text:span text:style-name="T1">dire</text:span><text:span text:style-name="T1">ctor</text:span><text:span text:style-name="T1">y, </text:span><text:span text:style-name="T1">rev</text:span><text:span text:style-name="T1">ocat</text:span><text:span text:style-name="T1">ion</text:span></text:p>
          <text:p text:style-name="P1"><text:span text:style-name="T1">cert</text:span><text:span text:style-name="T1">ifica</text:span><text:span text:style-name="T1">tes </text:span><text:span text:style-name="T1">sub</text:span><text:span text:style-name="T1">dire</text:span><text:span text:style-name="T1">ctor</text:span><text:span text:style-name="T1">y</text:span></text:p>
          <text:p text:style-name="P1"><text:span text:style-name="T1">rev</text:span><text:span text:style-name="T1">_ce</text:span><text:span text:style-name="T1">rts_</text:span><text:span text:style-name="T1">mo</text:span><text:span text:style-name="T1">ved</text:span><text:span text:style-name="T1">_O</text:span><text:span text:style-name="T1">K=f</text:span><text:span text:style-name="T1">alse</text:span></text:p>
          <text:p text:style-name="P1"><text:span text:style-name="T1">rev</text:span><text:span text:style-name="T1">_ce</text:span><text:span text:style-name="T1">rt_e</text:span><text:span text:style-name="T1">ncr</text:span><text:span text:style-name="T1">ypt_</text:span><text:span text:style-name="T1">OK</text:span><text:span text:style-name="T1">=tru</text:span><text:span text:style-name="T1">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layer="layout" svg:width="4cm" svg:height="1.1cm" svg:x="2.58cm" svg:y="9.132cm">
          <text:p text:style-name="P1"><text:span text:style-name="T2">Test </text:span><text:span text:style-name="T2">whet</text:span><text:span text:style-name="T2">her </text:span><text:span text:style-name="T2">rev_</text:span><text:span text:style-name="T2">cert_</text:span><text:span text:style-name="T2">encr</text:span><text:span text:style-name="T2">ypt_</text:span><text:span text:style-name="T2">OK</text:span><text:span text:style-name="T1">=t</text:span><text:span text:style-name="T1">rue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4.4cm" svg:height="1.2cm" svg:x="2.7cm" svg:y="20.6cm">
          <text:p text:style-name="P1"><text:span text:style-name="T1">rev_certs_move</text:span><text:span text:style-name="T1">d_OK=true</text:span></text:p>
          <draw:enhanced-geometry svg:viewBox="0 0 21600 21600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.3cm" svg:height="0.9cm" svg:x="13cm" svg:y="11.6cm">
          <text:p text:style-name="P1"><text:span text:style-name="T2">exit 1</text:span></text:p>
          <text:p text:style-name="P1"><text:span text:style-name="T2">return 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1.5cm" svg:height="0.5cm" svg:x="16.7cm" svg:y="7.2cm">
          <text:p text:style-name="P1"><text:span text:style-name="T1">Sto</text:span><text:span text:style-name="T1">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5" draw:layer="layout" svg:x1="4.58cm" svg:y1="4.532cm" svg:x2="4.58cm" svg:y2="6.132cm">
          <text:p/>
        </draw:line>
        <draw:line draw:style-name="gr7" draw:text-style-name="P5" draw:layer="layout" svg:x1="4.58cm" svg:y1="7.932cm" svg:x2="4.58cm" svg:y2="9.132cm">
          <text:p/>
        </draw:line>
        <draw:line draw:style-name="gr7" draw:text-style-name="P5" draw:layer="layout" svg:x1="4.68cm" svg:y1="10.232cm" svg:x2="4.68cm" svg:y2="11.132cm">
          <text:p/>
        </draw:line>
        <draw:line draw:style-name="gr7" draw:text-style-name="P5" draw:layer="layout" svg:x1="4.78cm" svg:y1="12.832cm" svg:x2="4.78cm" svg:y2="13.832cm">
          <text:p/>
        </draw:line>
        <draw:line draw:style-name="gr7" draw:text-style-name="P5" draw:layer="layout" svg:x1="4.7cm" svg:y1="14.9cm" svg:x2="4.7cm" svg:y2="16.3cm">
          <text:p/>
        </draw:line>
        <draw:frame draw:style-name="gr8" draw:text-style-name="P6" draw:layer="layout" svg:width="0.8cm" svg:height="0.5cm" svg:x="5.5cm" svg:y="16.6cm">
          <draw:text-box>
            <text:p><text:span text:style-name="T1">no</text:span></text:p>
          </draw:text-box>
        </draw:frame>
        <draw:frame draw:style-name="gr9" draw:text-style-name="P6" draw:layer="layout" svg:width="0.886cm" svg:height="0.565cm" svg:x="4cm" svg:y="17.814cm">
          <draw:text-box>
            <text:p><text:span text:style-name="T1">yes</text:span></text:p>
          </draw:text-box>
        </draw:frame>
        <draw:custom-shape draw:style-name="gr10" draw:text-style-name="P3" draw:layer="layout" svg:width="4.4cm" svg:height="1.229cm" svg:x="6.98cm" svg:y="11.432cm">
          <text:p text:style-name="P1"><text:span text:style-name="T1">PRINT MESSAGE</text:span></text:p>
          <text:p text:style-name="P1"><text:span text:style-name="T1">Aborting due to </text:span><text:span text:style-name="T1">unconfirmed</text:span></text:p>
          <text:p text:style-name="P1"><text:span text:style-name="T1">revocation </text:span><text:span text:style-name="T1">certificate </text:span><text:span text:style-name="T1">encryp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7" draw:text-style-name="P5" draw:layer="layout" svg:x1="4.8cm" svg:y1="18cm" svg:x2="4.8cm" svg:y2="20.6cm">
          <text:p/>
        </draw:line>
        <draw:line draw:style-name="gr7" draw:text-style-name="P5" draw:layer="layout" svg:x1="5.6cm" svg:y1="17.2cm" svg:x2="8.5cm" svg:y2="17.2cm">
          <text:p/>
        </draw:line>
        <draw:line draw:style-name="gr11" draw:text-style-name="P7" draw:layer="layout" svg:x1="4.9cm" svg:y1="25.9cm" svg:x2="17.4cm" svg:y2="25.9cm">
          <text:p/>
        </draw:line>
        <draw:line draw:style-name="gr7" draw:text-style-name="P5" draw:layer="layout" svg:x1="10.98cm" svg:y1="12.032cm" svg:x2="13cm" svg:y2="12cm">
          <text:p/>
        </draw:line>
        <draw:line draw:style-name="gr12" draw:text-style-name="P8" draw:layer="layout" svg:x1="4.9cm" svg:y1="25.9cm" svg:x2="4.9cm" svg:y2="21.8cm">
          <text:p/>
        </draw:line>
        <draw:custom-shape draw:style-name="gr13" draw:text-style-name="P1" draw:layer="layout" svg:width="1.82cm" svg:height="1.7cm" draw:transform="skewX (-0.0469493568786475) translate (3.78cm 11.132cm)">
          <text:p text:style-name="P1"><text:span text:style-name="T1">rev_cert</text:span></text:p>
          <text:p text:style-name="P1"><text:span text:style-name="T1">encrypt_OK</text:span></text:p>
          <text:p text:style-name="P1"><text:span text:style-name="T1">==</text:span></text:p>
          <text:p text:style-name="P1"><text:span text:style-name="T1">tru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4" draw:layer="layout" svg:width="5cm" svg:height="1.1cm" svg:x="2.3cm" svg:y="13.832cm">
          <text:p text:style-name="P1"><text:span text:style-name="T2">move all encrypted revocation certificates from</text:span></text:p>
          <text:p text:style-name="P1"><text:span text:style-name="T2"><text:s/></text:span><text:span text:style-name="T2">within the default GnuPG revocation certificate</text:span></text:p>
          <text:p text:style-name="P9"><text:span text:style-name="T2">directory to the synchronised location revocation</text:span></text:p>
          <text:p text:style-name="P9"><text:span text:style-name="T2"><text:s/></text:span><text:span text:style-name="T2">certificate directory, rename with time sta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0.886cm" svg:height="0.565cm" svg:x="4.08cm" svg:y="12.732cm">
          <draw:text-box>
            <text:p><text:span text:style-name="T1">yes</text:span></text:p>
          </draw:text-box>
        </draw:frame>
        <draw:frame draw:style-name="gr8" draw:text-style-name="P6" draw:layer="layout" svg:width="0.8cm" svg:height="0.5cm" svg:x="5.38cm" svg:y="11.532cm">
          <draw:text-box>
            <text:p><text:span text:style-name="T1">no</text:span></text:p>
          </draw:text-box>
        </draw:frame>
        <draw:line draw:style-name="gr7" draw:text-style-name="P5" draw:layer="layout" svg:x1="5.58cm" svg:y1="11.932cm" svg:x2="7.48cm" svg:y2="11.932cm">
          <text:p/>
        </draw:line>
        <draw:line draw:style-name="gr7" draw:text-style-name="P5" draw:layer="layout" svg:x1="15.3cm" svg:y1="12cm" svg:x2="17.5cm" svg:y2="12cm">
          <text:p/>
        </draw:line>
        <draw:custom-shape draw:style-name="gr15" draw:text-style-name="P1" draw:layer="layout" svg:width="1.839cm" svg:height="1.7cm" draw:transform="skewX (-0.0476474885794452) translate (3.8cm 16.3cm)">
          <text:p text:style-name="P1"><text:span text:style-name="T1">return</text:span></text:p>
          <text:p text:style-name="P1"><text:span text:style-name="T1">code</text:span></text:p>
          <text:p text:style-name="P1"><text:span text:style-name="T1">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draw:layer="layout" svg:width="4.4cm" svg:height="1.229cm" svg:x="8.1cm" svg:y="16.6cm">
          <text:p text:style-name="P1"><text:span text:style-name="T1">PRINT MESSAGE</text:span></text:p>
          <text:p text:style-name="P1"><text:span text:style-name="T1">non-fatal revocation cert. move and</text:span></text:p>
          <text:p text:style-name="P1"><text:span text:style-name="T1">rename error - continuing..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17.492cm" svg:y1="7.701cm" svg:x2="17.4cm" svg:y2="25.9cm">
          <text:p/>
        </draw:line>
        <draw:frame draw:style-name="gr17" draw:text-style-name="P11" draw:layer="layout" svg:width="16.4cm" svg:height="1.199cm" svg:x="2.2cm" svg:y="1.601cm">
          <draw:text-box>
            <text:p text:style-name="P1"><text:span text:style-name="T3">Flowchart for function to </text:span><text:span text:style-name="T4">rename and move encrypted revocation certificate(s)</text:span><text:span text:style-name="T3">(both user- and pre-generated) in </text:span><text:span text:style-name="T4">encryption_services</text:span><text:span text:style-name="T3"> program</text:span></text:p>
          </draw:text-box>
        </draw:frame>
        <draw:line draw:style-name="gr7" draw:text-style-name="P5" draw:layer="layout" svg:x1="12.1cm" svg:y1="17.2cm" svg:x2="17.5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4T10:39:53.995703679</dc:date>
    <meta:editing-duration>PT13H12M54S</meta:editing-duration>
    <meta:editing-cycles>20</meta:editing-cycles>
    <meta:generator>LibreOffice/6.0.7.3$Linux_X86_64 LibreOffice_project/00m0$Build-3</meta:generator>
    <meta:document-statistic meta:object-count="30"/>
  </office:meta>
</office:document-meta>
</file>